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 style:list-style-name="L1">
      <style:text-properties fo:font-size="20pt" style:font-size-asian="20pt" style:font-size-complex="20pt"/>
    </style:style>
    <style:style style:name="P3" style:family="paragraph" style:parent-style-name="Standard" style:list-style-name="L2">
      <style:text-properties fo:font-size="20pt" style:font-size-asian="20pt" style:font-size-complex="20pt"/>
    </style:style>
    <style:style style:name="P4" style:family="paragraph" style:parent-style-name="Standard" style:list-style-name="L3">
      <style:text-properties fo:font-size="20pt" style:font-size-asian="20pt" style:font-size-complex="20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il Mantis</text:p>
      <text:p text:style-name="P1"/>
      <text:p text:style-name="P1">Hoofdpersonage:</text:p>
      <text:p text:style-name="P1">Een bitsprinkhaan achtig wezen</text:p>
      <text:p text:style-name="P1"/>
      <text:p text:style-name="P1">Forms:</text:p>
      <text:list xml:id="list2924088985825627401" text:style-name="L1">
        <text:list-item>
          <text:p text:style-name="P2">– Licht zweven</text:p>
          <text:p text:style-name="P2">– Normal punch</text:p>
          <text:p text:style-name="P2">– Camoflage</text:p>
          <text:p text:style-name="P2">– Harnas</text:p>
          <text:p text:style-name="P2"/>
        </text:list-item>
        <text:list-item>
          <text:p text:style-name="P2">– Matig zweven</text:p>
          <text:p text:style-name="P2">– Lifesteal punch</text:p>
          <text:p text:style-name="P2">– Camoflage</text:p>
          <text:p text:style-name="P2">– Harnas</text:p>
          <text:p text:style-name="P2"/>
        </text:list-item>
        <text:list-item>
          <text:p text:style-name="P2"><text:s/>– Matig zweven</text:p>
          <text:p text:style-name="P2">– Life steal punch</text:p>
          <text:p text:style-name="P2">– Acid spit</text:p>
          <text:p text:style-name="P2">– Camoflage / Harnas</text:p>
          <text:p text:style-name="P2"/>
        </text:list-item>
        <text:list-item>
          <text:p text:style-name="P2"><text:s/>– Hard zweven / Launching</text:p>
          <text:p text:style-name="P2">– Life steal punch</text:p>
          <text:p text:style-name="P2">– Acid spit</text:p>
          <text:p text:style-name="P2">– Hyper mode (slow)</text:p>
          <text:p text:style-name="P2"/>
        </text:list-item>
        <text:list-item>
          <text:p text:style-name="P2"><text:s/>– Hard zweven / Launching</text:p>
          <text:p text:style-name="P2"><text:s/>– Life steal punch</text:p>
          <text:p text:style-name="P2">– Strong acid spit</text:p>
          <text:p text:style-name="P2">– Hyper mode (slow)</text:p>
        </text:list-item>
      </text:list>
      <text:p text:style-name="P1"/>
      <text:p text:style-name="P1"><text:soft-page-break/>How to become evil:</text:p>
      <text:list xml:id="list5589218650838339284" text:style-name="L3">
        <text:list-item>
          <text:p text:style-name="P4">Kill/eat friendly kinds</text:p>
        </text:list-item>
        <text:list-item>
          <text:p text:style-name="P4">infect creatures/places</text:p>
        </text:list-item>
        <text:list-item>
          <text:p text:style-name="P4">evil sidequests</text:p>
        </text:list-item>
        <text:list-item>
          <text:p text:style-name="P4">soulsucking</text:p>
        </text:list-item>
        <text:list-item>
          <text:p text:style-name="P4">Eieren leggen</text:p>
        </text:list-item>
      </text:list>
      <text:p text:style-name="P1"/>
      <text:p text:style-name="P1">How to become good:</text:p>
      <text:list xml:id="list7155586570973256596" text:style-name="L2">
        <text:list-item>
          <text:p text:style-name="P3">cure the contaminated creatures/places</text:p>
        </text:list-item>
        <text:list-item>
          <text:p text:style-name="P3">save friendly kind</text:p>
        </text:list-item>
        <text:list-item>
          <text:p text:style-name="P3">good sidequests</text:p>
        </text:list-item>
        <text:list-item>
          <text:p text:style-name="P3">drink spiritual wat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6T15:26:37.58</meta:creation-date>
    <dc:date>2016-12-16T17:44:56.43</dc:date>
    <meta:editing-duration>PT15M37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2" meta:paragraph-count="35" meta:word-count="119" meta:character-count="613"/>
  </office:meta>
</office:document-meta>
</file>